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3.267cm"/>
    </style:style>
    <style:style style:name="co7" style:family="table-column">
      <style:table-column-properties fo:break-before="auto" style:column-width="1.034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951cm"/>
    </style:style>
    <style:style style:name="co10" style:family="table-column">
      <style:table-column-properties fo:break-before="auto" style:column-width="0.871cm"/>
    </style:style>
    <style:style style:name="co11" style:family="table-column">
      <style:table-column-properties fo:break-before="auto" style:column-width="6.694cm"/>
    </style:style>
    <style:style style:name="co12" style:family="table-column">
      <style:table-column-properties fo:break-before="auto" style:column-width="1.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serStori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3. Sprint</text:p>
          </table:table-cell>
          <table:table-cell office:value-type="string" calcext:value-type="string">
            <text:p>User-Sto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Als Spieler habe ich ein Kartendeck bestehend aus je vier Assen, Zehnern, Königen, Damen und Buben in den Farben Karo, Herz, Pik und Kreuz, sodass ich damit schnaps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Kar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Karten in die App einbinden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Als Spieler kann ich den Spielmodus 2er-Schnapsen nur mit genau einem anderen Spieler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Computerlogik auskommentier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Zweispielerlogik implementieren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Als Spieler kann ich in meinem Zug einen "20er" ansagen, falls ich einen König und eine Dame der selben 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20er den Mitspielern anzeigen.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Als Spieler kann ich in meinem Zug einen "40er" ansagen, falls ich den König und die Dame der Trumpfarbe in der Hand hab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Die Karten des angesagten 40er den Mitspielern anzeigen.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Als Spieler habe ich während dem Schnapsen ein Spielfeld zur Verfügung, sodass ich darauf spielen kann (Karten legen, usw.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Spielfeld 2er-Schnap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gn:</text:p>
          </table:table-cell>
          <table:table-cell office:value-type="string" calcext:value-type="string">
            <text:p>Ic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Icons in die App einbind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2er-Schnapsen-Spielfeld in die App einbinden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Als Spieler gelange ich nach der Spielerstellung in einen Warteraum (Lobby), dem andere Spieler beitreten können, sodass sie mit mir spielen könne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ordergrundlogik:</text:p>
          </table:table-cell>
          <table:table-cell office:value-type="string" calcext:value-type="string">
            <text:p>Spieler in Reichweite anzeig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Spieler in Reichweite erkennen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Als Spielersteller kann ich das Spiel starten, sobald der Warteraum voll ist, sodass ich das Spiel spielen kan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Überprüfen ob genug Spieler dem Spiel beigetreten sind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ls Spieler muss ich mich mit meinen Mitspielern in einem Raum befinden, sodass das Gefühl eines echten Kartenspiels möglichst erhalten bleib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intergrundlogik</text:p>
          </table:table-cell>
          <table:table-cell office:value-type="string" calcext:value-type="string">
            <text:p>Technologie zur Verbindung mit Geräten in der Nähe implementieren.</text:p>
          </table:table-cell>
        </table:table-row>
      </table:table>
      <table:table table:name="US2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ls Spieler kann ich bei der Spielerstellung und beim Spielbeitritt entscheiden welchen Spielmodus (2er-, 3er- oder 4er-Schnapsen) ich spiele, sodass ich nach meinen bevorzugten Spielregeln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Activity zur Spielmodusauswahl aus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Spielerstellung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Welche Inhalte kommen in Spielbeitritt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Welche Inhalte kommen in Spielmodi vor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Neues Spiel starten, Spiel beitreten, Spiel erstellen, Spielregeln, Namen ändern, Statistik, Optionen, been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1</text:p>
          </table:table-cell>
          <table:table-cell office:value-type="string" calcext:value-type="string">
            <text:p>Spielelobby, Spieler in der Nähe,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1.2</text:p>
          </table:table-cell>
          <table:table-cell office:value-type="string" calcext:value-type="string">
            <text:p>2er/3er/4er-Schnapsen und Zurück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App muss gestartet s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beitrit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wählt in der Spiellobby Spiel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klickt auf beitrete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n der ausgewählten Lobby mit dem gewünschen Spielmodus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Spie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1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modi ausgewäh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t sich im Startauswahl-Menü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klickt auf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 klickt auf „Neues Spiel“ und wählt „zweier“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Spieler2 sucht nach Spiel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Tritt durch klicken auf das Spiel von Spieler bei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Spieler befindet sich im ausgewählten Spielmodus</text:p>
          </table:table-cell>
          <table:table-cell table:number-columns-repeated="8"/>
        </table:table-row>
      </table:table>
      <table:table table:name="U3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ls Spieler kann ich den Spielmodus 3er-Schnapsen nur mit genau zwei anderen Spielern spielen, sodass ich regelgemäß spiele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reispielerlogik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kann 3er-Schnapsen spiel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nn sich zwei andere Spieler in der Lobby befinden und das Spiel gestartet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Zwei andere Spieler müssen am Spiel teilnehm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Spielmodus 3er-Schnapsen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hat Spiel 3er-Schnapsen erstel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zwei Spieler treten dem Spiel bei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ller klickt auf start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3er-Schnapsen startet und Karten werden ausgeteilt</text:p>
          </table:table-cell>
          <table:table-cell table:number-columns-repeated="8"/>
        </table:table-row>
      </table:table>
      <table:table table:name="3xUS17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Als Spieler möchte ich, dass beim 3er-Schnapsen das Spiel zu Ende ist, sobald ein Spieler 24 Gesamtpunkte (Bummerl) erreicht ha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Gesamtpunkte mitzäh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 Spielende überprü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nn soll ein Spiel zu Ende sei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ist Spiel zu Ende abgeschloss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kann Spiel zu Ende durchgeführ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kann geprüft werden, ob Spiel zu Ende durchgeführt wurde?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V_1</text:p>
          </table:table-cell>
          <table:table-cell office:value-type="string" calcext:value-type="string">
            <text:p>Sobald ein Spieler 24 Gesamtpunkte (Bummerl) erreicht h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2</text:p>
          </table:table-cell>
          <table:table-cell office:value-type="string" calcext:value-type="string">
            <text:p>Wenn der Spielvorgang beendet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Durch regelmäßiges spiel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Anhand der Gesamtpunkte der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üssen sich insgesamt 3 Spieler im Spiel befin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riterien – def.</text:p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Wechselndes Spielen (Spieler1 gibt, Spieler 2 gibt, Spieler3 gib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gestoch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Punkte werden gez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Voränge werden wiederholt bis ein Spieler 24 Gesamtpunkte h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(Runde) wird beende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5"/>
          <table:table-cell table:style-name="ce1"/>
          <table:table-cell table:number-columns-repeated="3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er (Exception im Clien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beim 3er-Schnapsen das Spiel nachdem ein Spieler 24 Gesamtpunkte erreicht hat zu Ende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 befinden sich am Tis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Wechselndes Spielen (Spieler1 gibt, Spieler 2 gibt, Spieler3 gibt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Karten werden gestoch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 </text:p>
          </table:table-cell>
          <table:table-cell office:value-type="string" calcext:value-type="string">
            <text:p>Punkte werden gezäh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Voränge werden wiederholt bis ein Spieler 24 Gesamtpunkte ha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as Spiel (Runde) wird beendet</text:p>
          </table:table-cell>
          <table:table-cell table:number-columns-repeated="8"/>
        </table:table-row>
      </table:table>
      <table:table table:name="3XUS17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ls Spieler möchte ich, dass beim 3er-Schnapsen die "Spiele" Schnapser, Land, Kontraschnapser, Bauernschnapser und Kontrabauernschnapser, gerufen werd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regeln für die möglichen "Spiele"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Fehler (Exception im Client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, daher ist Trumpf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1 ruft Schnaps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Spieler2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Spieler3 weiter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 </text:p>
          </table:table-cell>
          <table:table-cell office:value-type="string" calcext:value-type="string">
            <text:p>Spieler1 spielt aus Spieler2 gibt zu Spieler3 sticht (Excepiton Spieler3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</table:table>
      <table:table table:name="US17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Als Spieler möchte ich, dass beim 3er-Schnapsen jederzeit Farb- und Stichzwang gil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Beim 3er-Schnapsen stets Farb- und Stichzwang geltend ma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sich dem Stich-/Farbzwang beu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Stich-/Farbzwang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: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 beim 3er-Schnaps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jederzei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e Farbe muss gewählt sei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ein Spieler ist am Zug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Sticht oder gibt eine Karte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Der Gewinner Spielt wieder eine neu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 zwei ist am Zug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Stich-/Farbzwang duchgesetzt wir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arten sind ausgeteilt Trumpf und Rufspiel (Schnapser) ist angesa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beginnende Spieler spielt eine Karte au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kann nur die selbe Farbe auswähl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ur bestimmte Karten können sich ausspielen lassen (Farbe/Stich)</text:p>
          </table:table-cell>
          <table:table-cell table:number-columns-repeated="8"/>
        </table:table-row>
      </table:table>
      <table:table table:name="US17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Als Rufer möchte ich beim 3er-Schnapsen keine bis zwei meiner Handkarten gegen die Karten am Stapel austauschen könn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dergrundlogik</text:p>
          </table:table-cell>
          <table:table-cell office:value-type="string" calcext:value-type="string">
            <text:p><text:s/>Austauschen der Handkarten mit den Karten am Stapel für den Rufer ermöglich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kann austausch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s kann ausgetausch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austausc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, der das höchste Spiel genannt ha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0-2 Karten vom Tal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nur 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s muss ein Spiel gerufen werd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ausgetauscht werd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 hat begonne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er hat ein Spiel gerufe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der am Zug ist wählt Karten die er ablegen möch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Nachdem die Karten abgelegt worden sind, werden vom Talon die gleiche Anzahl an Karten wieder aufgehoben</text:p>
          </table:table-cell>
          <table:table-cell table:number-columns-repeated="8"/>
        </table:table-row>
      </table:table>
      <table:table table:name="US17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Als Rufer möchte ich beim 3er-Schnapsen ein geflecktes "Spiel" gegenflecken können, sodass in der jeweiligen Runde die vierfach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gen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gefleckts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Möglichkeiten ergeben sich in einem geflecktem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nn die Gegner glauben, sie können das Spiel gewinnen wird das Spiel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kann wieder gegenflecken und die Punkte vervierfachen sich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_2</text:p>
          </table:table-cell>
          <table:table-cell office:value-type="string" calcext:value-type="string">
            <text:p>Gegner müssen flecke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gner ein geflecktes „Spiel“, gegenflecken könn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rei Karten müssen ausgeteil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fl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Rufer wählt gegenfl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werden die vierfachen Punkte in dieser Runde vergeben</text:p>
          </table:table-cell>
          <table:table-cell table:number-columns-repeated="8"/>
        </table:table-row>
      </table:table>
      <table:table table:name="US173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Als Gegenspieler möchte ich beim 3er-Schnapsen das "Spiel" flecken können, sodass in der jeweiligen Runde die doppelten Punkte vergeben werde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Fleck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fleck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fl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kann gefleck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as geschieht, wenn man nicht fleck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könnte flecken verhinder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ie Gegner des rufenden Spiel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enn die Gegner glauben, dass der Rufer das Spiel verlier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kein Spiel gerufen, oder es wurde bereits gefleck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Spiel gefl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Die ersten 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fleckt das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Punkte werden doppelt gezählt</text:p>
          </table:table-cell>
          <table:table-cell table:number-columns-repeated="8"/>
        </table:table-row>
      </table:table>
      <table:table table:name="US17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Als Rufer möchte ich beim 3er-Schnapsen, falls ich das gerufene "Spiel" gewinne, <text:s/>die dem "Spiel" zugeordneten Punkte erhalten, andernfalls erhalten die Gegner die Punkte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em "Spiel" entsprechende Punkte dem/den Spielgewinner/n geb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erhält die Punkte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en die Punkte erhalt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en die Punkte erhalten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Gewinnt der Rufer, erhält er die zugeordneten Punkte, andernfalls erhalten die Gegner die Punk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as Spiel (Runde) zu Ende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 wird nach dem Regeln des gewählten Spiels gespiel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notwendige Punkte werden vom Rufer erre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Rufer erhält die zugeordenten Punkte</text:p>
          </table:table-cell>
          <table:table-cell table:number-columns-repeated="8"/>
        </table:table-row>
      </table:table>
      <table:table table:name="US17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Als Rufer möchte ich beim 3er-Schnapsen gegen die anderen beiden Spieler spiel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Spieler, die nicht dem Rufer entsprechen, als Gegen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spielt gegeneinadne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ie werden die Spieler ausgewählt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Der Rufer spielt gegen die anderen beiden Spieler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Gegner sind automatisch die Spieler, die kein oder ein niedrigeres Spiel gerufen hab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ie zugeordneten Punkte erhalten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Rufer spielt eine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Gegner stech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s kann regelmäßig gespielt werden</text:p>
          </table:table-cell>
          <table:table-cell table:number-columns-repeated="8"/>
        </table:table-row>
      </table:table>
      <table:table table:name="US170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Als Spieler möchte ich beim 3er-Schnapsen, dass beim "Spiel" Land der Ruf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m "Spiel" Land den Ruf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Rufer zuerst am Zug is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ufer ist zuerst am Zug</text:p>
          </table:table-cell>
          <table:table-cell table:number-columns-repeated="8"/>
        </table:table-row>
      </table:table>
      <table:table table:name="US169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Als Spieler möchte ich beim 3er-Schnapsen, dass bei jedem "Spiel" außer dem Land der erste Spieler zuerst zum Zug komm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 allen "Spielen" außer Land, den ersten Spieler zuerst zum Zug kommen lass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n Land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Land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r Land ansagt muss alle Stiche mach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er Rufer ist zuerst am Zug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der erste Spieler am Zug ist sofern nicht Land gewählt wur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in Spiel wurde vom Rufer gewählt, jedoch nicht Lan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ist am Zug</text:p>
          </table:table-cell>
          <table:table-cell table:number-columns-repeated="8"/>
        </table:table-row>
      </table:table>
      <table:table table:name="US168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Als Spieler möchte ich beim 3er-Schnapsen, dass das höchstgerufene "Spiel" gespielt wird oder, falls kein "Spiel" gerufen wurde, ein normales "Spiel"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ie jeweilige Spielrunde nach den Regeln des höchstgerufenen "Spiels" ablaufen lassen, falls ein Spiel gerufen wurde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Das Spiel nach "normalen" Spielregeln ablaufen lassen, falls kein "Spiel" gerufen wurde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Welche Inhalte kommen im Spiel vor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Welche verpflichtetende Aspekte gelten für Spiel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S_1</text:p>
          </table:table-cell>
          <table:table-cell office:value-type="string" calcext:value-type="string">
            <text:p>Schnapser, Land, Kontraschnapser, Bauernschnapser, Kontrabauernschnaps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_2</text:p>
          </table:table-cell>
          <table:table-cell office:value-type="string" calcext:value-type="string">
            <text:p>Das höchstgerufene Spiel wird gespielt, wird keines gerufen, wird ein normales Spiel gespie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ein normales Spiel gespiel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ein Spieler ruf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normales Spiel wird regelmäßig gespielt, der erste Spieler ist am Zug</text:p>
          </table:table-cell>
          <table:table-cell table:number-columns-repeated="8"/>
        </table:table-row>
      </table:table>
      <table:table table:name="US167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Als Spieler möchte ich beim 3er-Schnapsen, dass, nachdem alle Karten ausgeteilt wurden, jeder Spieler der Reihe nach ein "Spiel" rufen kan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Rufen eines "Spiels" ermöglich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ruf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ruf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Wie häufig soll gerufen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Was geschieht, wenn man nicht rufen kan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as könnte rufen verhinder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r Spiele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alle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Schnapser, Land, Kontraschnapser, Bauernschnapser, Kontrabauernschnapser, das höchste ausgewählte Spiel wird gespiel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4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5</text:p>
          </table:table-cell>
          <table:table-cell office:value-type="string" calcext:value-type="string">
            <text:p>Es wurde bereits gerufen, oder man kann erst ruf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6</text:p>
          </table:table-cell>
          <table:table-cell office:value-type="string" calcext:value-type="string">
            <text:p>Wenn bereits gerufen wurde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Ein Spieler muss ein Spiel ruf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gerufen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Alle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Der ers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Der zweite Spieler ruft ein Spiel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Der dritte Spieler ruft ein Spi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utomatisch wird das höchste gerufene Spiel gespielt</text:p>
          </table:table-cell>
          <table:table-cell table:number-columns-repeated="8"/>
        </table:table-row>
      </table:table>
      <table:table table:name="US166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Als erster Spieler möchte ich beim 3er-Schnapsen statt den Trumpf anzusagen auch die nächste Karte, die mir ausgeteilt wird, als Trumpf aufdecken können, sodass ich regelgemäß spielen <text:s/>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fdecken der nächsten ausgeteilten Handkarte als Trumpf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entscheiden, ob Trumpf angesagt oder aufgedeckt wird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/aufdeck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/aufdeck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die ersten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ufgedeck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sind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Spieler wählt Trumpf aufdeck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ie nächste Karte die dem Spieler ausgeteilt wird, erscheint aufgedeckt als Trumpf</text:p>
          </table:table-cell>
          <table:table-cell table:number-columns-repeated="8"/>
        </table:table-row>
      </table:table>
      <table:table table:name="US165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Als Spieler möchte ich beim 3er-Schnapsen, dass nach dem Beiseitelegen des Stapels der erste Spieler den Trumpf ansagt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Trumpf Ansagen implementiere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er muss Trumpf ansag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Trumpf ansa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Trumpf ansagen <text:s/>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Spieler die als erstes am Zug sin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 dem Beiseitelegen des Stapel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Trumpf angesagt werden kan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Stapel wurde beiseite gele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r erste Spieler sagt Trumpf an</text:p>
          </table:table-cell>
          <table:table-cell table:number-columns-repeated="8"/>
        </table:table-row>
      </table:table>
      <table:table table:name="US164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Als Spieler möchte ich beim 3er-Schnapsen, dass nach dem Austeilen der ersten drei Handkarten zwei Karten als Stapel beiseitegelegt werden, sodass ich regelgemäß spielen kann.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Beiseitelegen von zwei Karten als Stapel nach dem Austeilen der ersten drei Karten an alle Spieler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beseitegeleg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beiseite leg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soll beiseiteleg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Zwei Karten als Stape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jedem Spieler 3 Karten ausgeteilt wurd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einmal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Karten beseite geleg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3 Karten wurden jedem Spieler ausgetei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2 Karten werden als Stapel beseitegelegt</text:p>
          </table:table-cell>
          <table:table-cell table:number-columns-repeated="8"/>
        </table:table-row>
      </table:table>
      <table:table table:name="US161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Als Spieler möchte ich, dass allen teilnehmenden Spielern beim 3er-Schnapsen zu Beginn sechs Karten ausgeteilt werden, sodass ich regelgemäß spielen kann. 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Austeilen von sechs Karten zu Rundenbeginn implementiere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ausgeteilt wer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usteil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as muss beim Austeilen beachtet wer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Jedem Spieler 6 Karte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, das Spiel gestartet ist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Jeder Spieler bekommt 3 Karten, 2 Karten dienen als Stapel, den Spieler werden wieder 3 Karten ausgeteil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3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1.6.15 – 3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bp Aquaris E5 FHD (Android 4.4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6 Karten ausgeteilt werden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uszuführende Testschritt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Jeder Spieler bekommt 3 Karten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</text:p>
          </table:table-cell>
          <table:table-cell office:value-type="string" calcext:value-type="string">
            <text:p>Erster Spieler wählt, ob er einen Trumpf ansagt, oder eine Karte als Trumpf aufdeckt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Jedem Spieler werden weitere 3 Karten ausgeteil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Jeder Spieler besitzt 6 Handkarten</text:p>
          </table:table-cell>
          <table:table-cell table:number-columns-repeated="8"/>
        </table:table-row>
      </table:table>
      <table:table table:name="US162" table:style-name="ta1"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ls Spieler möchte ich, dass ich alle von mir gestochenen Karten und den letzten Stich je Gegner ansehen kann, sodass ich regelgemäß spielen kann. 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Vordergrundlogik:</text:p>
          </table:table-cell>
          <table:table-cell office:value-type="string" calcext:value-type="string">
            <text:p>Gestochene Karten je Spieler regelgemäß anzeigen.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intergrundlogik</text:p>
          </table:table-cell>
          <table:table-cell office:value-type="string" calcext:value-type="string">
            <text:p>Gestochene Karten <text:s/>je Spieler abspeichern.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agenkatalog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Was muss der Spieler sehen könn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Wann soll ansehen stattfinden?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Wie häufig wird ansehen stattfinden?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ntworten</text:p>
          </table:table-cell>
          <table:table-cell office:value-type="string" calcext:value-type="string">
            <text:p>V_1</text:p>
          </table:table-cell>
          <table:table-cell office:value-type="string" calcext:value-type="string">
            <text:p>alle von ihm gestochenen Karten und den letzten Stich des Gegner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2</text:p>
          </table:table-cell>
          <table:table-cell office:value-type="string" calcext:value-type="string">
            <text:p>Nachdem eine Karte gestochen wurd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V_3</text:p>
          </table:table-cell>
          <table:table-cell office:value-type="string" calcext:value-type="string">
            <text:p>Bis kein Spieler mehr Karten besitzt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Akzeptanz</text:p>
          </table:table-cell>
          <table:table-cell office:value-type="string" calcext:value-type="string">
            <text:p>A_1</text:p>
          </table:table-cell>
          <table:table-cell office:value-type="string" calcext:value-type="string">
            <text:p>2 Spieler / 3 Spieler / 4 Spieler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6 Karten ausgeteilt, Stich wurde gewähl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3.</text:p>
          </table:table-cell>
          <table:table-cell office:value-type="string" calcext:value-type="string">
            <text:p>Gegn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Gegn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KI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Samsung GT-I8200 (Android – 4.2.2) 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Test war 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Gegner1 gibt zu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rster Spieler sieht seien gestochenen Karten und den letzten Stich vom Gegner2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style-name="ce1" office:value-type="string" calcext:value-type="string">
            <text:p>Test am 20.6.15 – 2 Spieler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Testgeräte: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Samsung Galaxy S4 (Android 5.0.1)</text:p>
          </table:table-cell>
          <table:table-cell table:number-columns-repeated="9"/>
        </table:table-row>
        <table:table-row table:style-name="ro1">
          <table:table-cell table:style-name="ce1"/>
          <table:table-cell office:value-type="string" calcext:value-type="string">
            <text:p>Client</text:p>
          </table:table-cell>
          <table:table-cell office:value-type="string" calcext:value-type="string">
            <text:p>Samsung Galaxy S3 mini (Android 4.2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Resultat:</text:p>
          </table:table-cell>
          <table:table-cell office:value-type="string" calcext:value-type="string">
            <text:p>erfolgreich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estfälle</text:p>
          </table:table-cell>
          <table:table-cell office:value-type="string" calcext:value-type="string">
            <text:p>T_1</text:p>
          </table:table-cell>
          <table:table-cell office:value-type="string" calcext:value-type="string">
            <text:p>Testen, ob anzeigen von gestochenen Karten funktioniert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orbedingu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in Spiel muss gestartet sein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edem Spieler wurden 5 Karten ausgeteilt, Stich wird angezeig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urchzuführende Schritte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1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2. 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4.</text:p>
          </table:table-cell>
          <table:table-cell office:value-type="string" calcext:value-type="string">
            <text:p>Erster spieler spielt erneut Karte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5.</text:p>
          </table:table-cell>
          <table:table-cell office:value-type="string" calcext:value-type="string">
            <text:p>Spieler2 gibt zu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6.</text:p>
          </table:table-cell>
          <table:table-cell office:value-type="string" calcext:value-type="string">
            <text:p>Erster Spieler spielt Karte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pieler2 stich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rwartetes Ergebni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pieler1 sieht seien gestochnen Karten und die Karten von Spieler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.00.0000</text:date>, <text:time style:data-style-name="N2" text:time-value="01:09:09.117690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22:00:11.438443725</meta:creation-date>
    <dc:date>2015-06-21T01:31:51.751634935</dc:date>
    <meta:editing-duration>PT10H40M27S</meta:editing-duration>
    <meta:editing-cycles>87</meta:editing-cycles>
    <meta:generator>LibreOffice/4.2.7.2$Linux_X86_64 LibreOffice_project/420m0$Build-2</meta:generator>
    <meta:document-statistic meta:table-count="20" meta:cell-count="997" meta:object-count="0"/>
  </office:meta>
</office:document-meta>
</file>